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2000000BA422581CA9E51A794.png" manifest:media-type="image/png"/>
  <manifest:file-entry manifest:full-path="Pictures/10000000000024E900000C916340ABF0BEC3081C.jpg" manifest:media-type="image/jpeg"/>
  <manifest:file-entry manifest:full-path="Pictures/100000010000030F0000027F5502F365C2380EDC.png" manifest:media-type="image/png"/>
  <manifest:file-entry manifest:full-path="Pictures/10000E63000052C90000438F7803CB2A18BEA17E.svg" manifest:media-type="image/svg+xml"/>
  <manifest:file-entry manifest:full-path="Pictures/1000161A000036CA00000FBADFB65E20BF2CD08D.svg" manifest:media-type="image/svg+xml"/>
  <manifest:file-entry manifest:full-path="Pictures/100000010000042400000130C170CF56FD738FD2.png" manifest:media-type="image/png"/>
  <manifest:file-entry manifest:full-path="Pictures/100000010000056000000106A6EFD2379E44C825.png" manifest:media-type="image/png"/>
  <manifest:file-entry manifest:full-path="Pictures/10000001000006400000013989D2E77FA2B6CEA7.png" manifest:media-type="image/png"/>
  <manifest:file-entry manifest:full-path="Pictures/100000010000063B000000D57DD0DDF84C0F9C63.png" manifest:media-type="image/png"/>
  <manifest:file-entry manifest:full-path="Pictures/10000001000003B90000020D240323AFEFAC9634.png" manifest:media-type="image/png"/>
  <manifest:file-entry manifest:full-path="Pictures/100967D200000000000000005EF2A92B3265D923.svg" manifest:media-type="image/svg+xml"/>
  <manifest:file-entry manifest:full-path="Pictures/100024E10000322B00003478F7B91CB7D04123AF.svg" manifest:media-type="image/svg+xml"/>
  <manifest:file-entry manifest:full-path="Pictures/1000382F0000000000000000246468B18C3DD530.svg" manifest:media-type="image/svg+xml"/>
  <manifest:file-entry manifest:full-path="Pictures/100000010000021D00000292B990C9D8BD5C289B.png" manifest:media-type="image/png"/>
  <manifest:file-entry manifest:full-path="Pictures/10001D66000038E700001F57A45B00EB3369BA72.svg" manifest:media-type="image/svg+xml"/>
  <manifest:file-entry manifest:full-path="Pictures/10001A600000526D00000B07EF9BCA01EC205F94.svg" manifest:media-type="image/svg+xml"/>
  <manifest:file-entry manifest:full-path="Pictures/10000E7E00006DCB00001E5DB6FCCEF6F0A0EB18.svg" manifest:media-type="image/svg+xml"/>
  <manifest:file-entry manifest:full-path="Pictures/10000001000002B4000002D35AC429243792591D.png" manifest:media-type="image/png"/>
  <manifest:file-entry manifest:full-path="Pictures/10000C1A0000507F000018E89ECF042EB4430010.svg" manifest:media-type="image/svg+xml"/>
  <manifest:file-entry manifest:full-path="Pictures/1000077200001C370000099D6C304212E6C94549.svg" manifest:media-type="image/svg+xml"/>
  <manifest:file-entry manifest:full-path="Pictures/10002DEC0000471700000D8B318C38E52DF3B14F.svg" manifest:media-type="image/svg+xml"/>
  <manifest:file-entry manifest:full-path="Pictures/1000000100000540000001745C3E7CADE47E9A96.png" manifest:media-type="image/png"/>
  <manifest:file-entry manifest:full-path="Pictures/10000001000004F7000001893A8DAE2BD54A213B.png" manifest:media-type="image/png"/>
  <manifest:file-entry manifest:full-path="Pictures/10000CA900001A5F00000B6E83D2E05D010A6D92.svg" manifest:media-type="image/svg+xml"/>
  <manifest:file-entry manifest:full-path="Pictures/100023580001AD69000053EFA55720E296418E93.svg" manifest:media-type="image/svg+xml"/>
  <manifest:file-entry manifest:full-path="Pictures/10004B2100001BF8000021FA2EB3B96C593D0CFC.svg" manifest:media-type="image/svg+xml"/>
  <manifest:file-entry manifest:full-path="Pictures/10000001000001FE000000DDDB8BEF1D9EC979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 Condensed" svg:font-family="'Open Sans Condensed'" style:font-family-generic="swiss" style:font-pitch="variable"/>
    <style:font-face style:name="Ostrich Sans Bold" svg:font-family="'Ostrich Sans Bold'" style:font-family-generic="swiss" style:font-pitch="variable"/>
    <style:font-face style:name="Ostrich Sans Inline" svg:font-family="'Ostrich Sans Inline'" style:font-family-generic="swiss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draw:fill="solid" draw:fill-color="#f9a942" draw:gradient-step-count="64" draw:textarea-horizontal-align="justify" draw:textarea-vertical-align="middle" draw:auto-grow-height="false" fo:min-height="28.35cm" fo:min-width="97.5cm"/>
    </style:style>
    <style:style style:name="gr2" style:family="graphic" style:parent-style-name="standard">
      <style:graphic-properties draw:stroke="none" draw:fill="solid" draw:fill-color="#fac37d" draw:textarea-horizontal-align="justify" draw:textarea-vertical-align="middle" draw:auto-grow-height="false" fo:min-height="9.85cm" fo:min-width="97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5.7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9.55cm"/>
      <style:paragraph-properties style:writing-mode="lr-tb"/>
    </style:style>
    <style:style style:name="gr6" style:family="graphic" style:parent-style-name="standard">
      <style:graphic-properties draw:stroke="none" svg:stroke-color="#036666" draw:fill="none" draw:fill-color="#036666" fo:min-height="3.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46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f9a942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fill="solid" draw:fill-color="#f9a942" draw:gradient-step-count="64"/>
      <style:paragraph-properties fo:text-align="center"/>
    </style:style>
    <style:style style:name="P2" style:family="paragraph">
      <loext:graphic-properties draw:fill="solid" draw:fill-color="#fac37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ffff" loext:opacity="100%"/>
    </style:style>
    <style:style style:name="P5" style:family="paragraph">
      <style:paragraph-properties fo:text-align="center"/>
      <style:text-properties fo:color="#ffffff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96pt" style:font-size-asian="96pt" style:font-size-complex="96pt"/>
    </style:style>
    <style:style style:name="P7" style:family="paragraph">
      <style:text-properties fo:color="#666666" loext:opacity="100%"/>
    </style:style>
    <style:style style:name="P8" style:family="paragraph">
      <style:paragraph-properties fo:text-align="center"/>
      <style:text-properties fo:color="#666666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loext:color-lum-mod="100%" loext:color-lum-off="0%" fo:font-size="96pt" style:font-size-asian="96pt" style:font-size-complex="96pt"/>
    </style:style>
    <style:style style:name="P10" style:family="paragraph">
      <style:paragraph-properties fo:text-align="center">
        <style:tab-stops/>
      </style:paragraph-properties>
      <style:text-properties fo:color="#000000" loext:opacity="100%"/>
    </style:style>
    <style:style style:name="P11" style:family="paragraph">
      <loext:graphic-properties draw:fill="none" draw:fill-color="#036666"/>
      <style:paragraph-properties fo:text-align="center" style:writing-mode="lr-tb">
        <style:tab-stops/>
      </style:paragraph-properties>
      <style:text-properties fo:color="#000000" loext:opacity="100%" loext:color-lum-mod="100%" loext:color-lum-off="0%" fo:font-size="72pt" style:font-size-asian="72pt" style:font-size-complex="72pt"/>
    </style:style>
    <style:style style:name="P1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000000" loext:opacity="100%" loext:color-lum-mod="100%" loext:color-lum-off="0%" fo:font-size="72pt" style:font-size-asian="72pt" style:font-size-complex="72pt"/>
    </style:style>
    <style:style style:name="P13" style:family="paragraph">
      <style:paragraph-properties fo:text-align="center"/>
      <style:text-properties fo:color="#000000" loext:opacity="100%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fo:font-size="72pt" style:font-size-asian="72pt" style:font-size-complex="72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>
        <style:tab-stops/>
      </style:paragraph-properties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 Narrow" fo:font-size="196pt" fo:font-style="normal" fo:text-shadow="none" style:text-underline-style="none" fo:font-weight="bold" style:letter-kerning="true" style:font-name-asian="Droid Sans Fallback" style:font-size-asian="196pt" style:font-style-asian="normal" style:font-weight-asian="bold" style:font-name-complex="FreeSans" style:font-size-complex="19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Ostrich Sans Bold" fo:font-size="250pt" fo:font-style="normal" fo:text-shadow="none" style:text-underline-style="none" fo:font-weight="bold" style:letter-kerning="true" style:font-name-asian="Droid Sans Fallback" style:font-size-asian="250pt" style:font-style-asian="normal" style:font-weight-asian="bold" style:font-name-complex="FreeSans" style:font-size-complex="25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Ostrich Sans Bold" fo:font-size="250pt" fo:font-weight="bold" style:font-size-asian="250pt" style:font-weight-asian="bold" style:font-size-complex="250pt" style:font-weight-complex="bold"/>
    </style:style>
    <style:style style:name="T5" style:family="text">
      <style:text-properties fo:color="#666666" loext:opacity="100%" fo:font-size="96pt" style:font-size-asian="96pt" style:font-size-complex="96pt"/>
    </style:style>
    <style:style style:name="T6" style:family="text">
      <style:text-properties fo:color="#666666" loext:opacity="100%" style:font-name="Open Sans Condensed" fo:font-size="96pt" style:font-size-asian="96pt" style:font-size-complex="96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Open Sans Condensed" fo:font-size="72pt" fo:font-style="normal" fo:text-shadow="none" style:text-underline-style="none" fo:font-weight="normal" style:letter-kerning="true" style:font-name-asian="Droid Sans Fallback" style:font-size-asian="72pt" style:font-style-asian="normal" style:font-weight-asian="normal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8cm" svg:height="28.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8cm" svg:height="10.1cm" svg:x="1cm" svg:y="3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001cm" svg:height="0.001cm" svg:x="52.297cm" svg:y="124.172cm">
          <draw:image xlink:href="Pictures/100967D200000000000000005EF2A92B3265D923.svg" xlink:type="simple" xlink:show="embed" xlink:actuate="onLoad" draw:mime-type="image/svg+xml">
            <text:p/>
          </draw:image>
        </draw:frame>
        <draw:frame draw:style-name="gr3" draw:text-style-name="P3" draw:layer="layout" svg:width="0.001cm" svg:height="0.001cm" svg:x="52.297cm" svg:y="124.172cm">
          <draw:image xlink:href="Pictures/1000382F0000000000000000246468B18C3DD530.svg" xlink:type="simple" xlink:show="embed" xlink:actuate="onLoad" draw:mime-type="image/svg+xml">
            <text:p/>
          </draw:image>
        </draw:frame>
        <draw:frame draw:style-name="gr3" draw:text-style-name="P3" draw:layer="layout" svg:width="0.001cm" svg:height="0.001cm" svg:x="50.006cm" svg:y="190.689cm">
          <draw:image xlink:href="Pictures/100967D200000000000000005EF2A92B3265D923.svg" xlink:type="simple" xlink:show="embed" xlink:actuate="onLoad" draw:mime-type="image/svg+xml">
            <text:p/>
          </draw:image>
        </draw:frame>
        <draw:frame draw:style-name="gr4" draw:text-style-name="P6" draw:layer="layout" svg:width="98cm" svg:height="16.042cm" svg:x="1cm" svg:y="5.8cm">
          <draw:text-box>
            <text:p text:style-name="P4"><text:span text:style-name="T1"/></text:p>
            <text:p text:style-name="P5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3">P</text:span><text:span text:style-name="T3">a</text:span><text:span text:style-name="T3">s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L</text:span><text:span text:style-name="T3">T</text:span><text:span text:style-name="T3"> </text:span><text:span text:style-name="T4">2</text:span><text:span text:style-name="T4">0</text:span><text:span text:style-name="T4">2</text:span><text:span text:style-name="T4">3</text:span></text:p>
          </draw:text-box>
        </draw:frame>
        <draw:custom-shape draw:style-name="gr2" draw:text-style-name="P2" draw:layer="layout" svg:width="98cm" svg:height="10.1cm" svg:x="1cm" svg:y="134.1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98cm" svg:height="9.8cm" svg:x="1cm" svg:y="133.2cm">
          <draw:text-box>
            <text:p text:style-name="P7"><text:span text:style-name="T5"/></text:p>
            <text:p text:style-name="P8"><text:span text:style-name="T6">HOSTING &amp; MEDIA</text:span></text:p>
          </draw:text-box>
        </draw:frame>
        <draw:frame draw:style-name="gr6" draw:text-style-name="P11" draw:layer="layout" svg:width="98cm" svg:height="3.71cm" svg:x="1cm" svg:y="44.3cm">
          <draw:text-box>
            <text:p text:style-name="P10"><text:span text:style-name="T7">PLATINUM SPONSORS</text:span></text:p>
          </draw:text-box>
        </draw:frame>
        <draw:frame draw:style-name="gr5" draw:text-style-name="P9" draw:layer="layout" svg:width="98cm" svg:height="9.8cm" svg:x="1cm" svg:y="29.4cm">
          <draw:text-box>
            <text:p text:style-name="P7"><text:span text:style-name="T5"/></text:p>
            <text:p text:style-name="P8"><text:span text:style-name="T6">SPONSORED BY</text:span></text:p>
          </draw:text-box>
        </draw:frame>
        <draw:frame draw:style-name="gr7" draw:text-style-name="P12" draw:layer="layout" svg:width="98cm" svg:height="3.71cm" svg:x="1cm" svg:y="72.99cm">
          <draw:text-box>
            <text:p text:style-name="P10"><text:span text:style-name="T7">G</text:span><text:span text:style-name="T7">O</text:span><text:span text:style-name="T7">L</text:span><text:span text:style-name="T7">D</text:span><text:span text:style-name="T7"> </text:span><text:span text:style-name="T7">S</text:span><text:span text:style-name="T7">P</text:span><text:span text:style-name="T7">O</text:span><text:span text:style-name="T7">N</text:span><text:span text:style-name="T7">S</text:span><text:span text:style-name="T7">O</text:span><text:span text:style-name="T7">R</text:span><text:span text:style-name="T7">S</text:span></text:p>
          </draw:text-box>
        </draw:frame>
        <draw:frame draw:style-name="gr7" draw:text-style-name="P14" draw:layer="layout" svg:width="98cm" svg:height="3.71cm" svg:x="1.1cm" svg:y="113.8cm">
          <draw:text-box>
            <text:p text:style-name="P13"><text:span text:style-name="T7">SILVER SPONSOR</text:span></text:p>
          </draw:text-box>
        </draw:frame>
        <draw:frame draw:style-name="gr8" draw:text-style-name="P15" draw:layer="layout" svg:width="19.34cm" svg:height="23.495cm" svg:x="3.377cm" svg:y="3.794cm">
          <draw:image xlink:href="Pictures/10004B2100001BF8000021FA2EB3B96C593D0CFC.svg" xlink:type="simple" xlink:show="embed" xlink:actuate="onLoad" draw:mime-type="image/svg+xml">
            <text:p/>
          </draw:image>
          <draw:image xlink:href="Pictures/100000010000021D00000292B990C9D8BD5C289B.png" xlink:type="simple" xlink:show="embed" xlink:actuate="onLoad" draw:mime-type="image/png"/>
        </draw:frame>
        <draw:frame draw:style-name="gr8" draw:text-style-name="P15" draw:layer="layout" svg:width="28.106cm" svg:height="7.772cm" svg:x="56.645cm" svg:y="149.696cm">
          <draw:image xlink:href="Pictures/10000E7E00006DCB00001E5DB6FCCEF6F0A0EB18.svg" xlink:type="simple" xlink:show="embed" xlink:actuate="onLoad" draw:mime-type="image/svg+xml">
            <text:p/>
          </draw:image>
          <draw:image xlink:href="Pictures/1000000100000540000001745C3E7CADE47E9A96.png" xlink:type="simple" xlink:show="embed" xlink:actuate="onLoad" draw:mime-type="image/png"/>
        </draw:frame>
        <draw:frame draw:style-name="gr8" draw:text-style-name="P15" draw:layer="layout" svg:width="33.433cm" svg:height="10.343cm" svg:x="13.787cm" svg:y="148.607cm">
          <draw:image xlink:href="Pictures/10000C1A0000507F000018E89ECF042EB4430010.svg" xlink:type="simple" xlink:show="embed" xlink:actuate="onLoad" draw:mime-type="image/svg+xml">
            <text:p/>
          </draw:image>
          <draw:image xlink:href="Pictures/10000001000004F7000001893A8DAE2BD54A213B.png" xlink:type="simple" xlink:show="embed" xlink:actuate="onLoad" draw:mime-type="image/png"/>
        </draw:frame>
        <draw:line draw:style-name="gr9" draw:text-style-name="P3" draw:layer="layout" svg:x1="20.1cm" svg:y1="46.155cm" svg:x2="37.6cm" svg:y2="46.155cm">
          <text:p/>
        </draw:line>
        <draw:line draw:style-name="gr9" draw:text-style-name="P3" draw:layer="layout" svg:x1="62.4cm" svg:y1="46.155cm" svg:x2="79.9cm" svg:y2="46.155cm">
          <text:p/>
        </draw:line>
        <draw:line draw:style-name="gr9" draw:text-style-name="P16" draw:layer="layout" svg:x1="20.1cm" svg:y1="74.845cm" svg:x2="37.5cm" svg:y2="74.845cm">
          <text:p/>
        </draw:line>
        <draw:line draw:style-name="gr9" draw:text-style-name="P16" draw:layer="layout" svg:x1="62.374cm" svg:y1="74.845cm" svg:x2="79.874cm" svg:y2="74.845cm">
          <text:p/>
        </draw:line>
        <draw:line draw:style-name="gr9" draw:text-style-name="P3" draw:layer="layout" svg:x1="20.1cm" svg:y1="115.655cm" svg:x2="37.5cm" svg:y2="115.655cm">
          <text:p/>
        </draw:line>
        <draw:line draw:style-name="gr9" draw:text-style-name="P3" draw:layer="layout" svg:x1="62.4cm" svg:y1="115.655cm" svg:x2="79.9cm" svg:y2="115.655cm">
          <text:p/>
        </draw:line>
        <draw:frame draw:style-name="gr8" draw:text-style-name="P15" draw:layer="layout" svg:width="21.484cm" svg:height="22.469cm" svg:x="39.258cm" svg:y="48.879cm">
          <draw:image xlink:href="Pictures/100024E10000322B00003478F7B91CB7D04123AF.svg" xlink:type="simple" xlink:show="embed" xlink:actuate="onLoad" draw:mime-type="image/svg+xml">
            <text:p/>
          </draw:image>
          <draw:image xlink:href="Pictures/10000001000002B4000002D35AC429243792591D.png" xlink:type="simple" xlink:show="embed" xlink:actuate="onLoad" draw:mime-type="image/png"/>
        </draw:frame>
        <draw:frame draw:style-name="gr8" draw:text-style-name="P15" draw:layer="layout" svg:width="14.947cm" svg:height="6.477cm" svg:x="23.03cm" svg:y="163.564cm">
          <draw:image xlink:href="Pictures/10000CA900001A5F00000B6E83D2E05D010A6D92.svg" xlink:type="simple" xlink:show="embed" xlink:actuate="onLoad" draw:mime-type="image/svg+xml">
            <text:p/>
          </draw:image>
          <draw:image xlink:href="Pictures/10000001000001FE000000DDDB8BEF1D9EC97954.png" xlink:type="simple" xlink:show="embed" xlink:actuate="onLoad" draw:mime-type="image/png"/>
        </draw:frame>
        <draw:frame draw:style-name="gr8" draw:text-style-name="P15" draw:layer="layout" svg:width="14.566cm" svg:height="8.022cm" svg:x="63.415cm" svg:y="162.273cm">
          <draw:image xlink:href="Pictures/10001D66000038E700001F57A45B00EB3369BA72.svg" xlink:type="simple" xlink:show="embed" xlink:actuate="onLoad" draw:mime-type="image/svg+xml">
            <text:p/>
          </draw:image>
          <draw:image xlink:href="Pictures/10000001000003B90000020D240323AFEFAC9634.png" xlink:type="simple" xlink:show="embed" xlink:actuate="onLoad" draw:mime-type="image/png"/>
        </draw:frame>
        <draw:frame draw:style-name="gr8" draw:text-style-name="P15" draw:layer="layout" svg:width="34.707cm" svg:height="4.642cm" svg:x="32.647cm" svg:y="127.164cm">
          <draw:image xlink:href="Pictures/10001A600000526D00000B07EF9BCA01EC205F94.svg" xlink:type="simple" xlink:show="embed" xlink:actuate="onLoad" draw:mime-type="image/svg+xml">
            <text:p/>
          </draw:image>
          <draw:image xlink:href="Pictures/100000010000063B000000D57DD0DDF84C0F9C63.png" xlink:type="simple" xlink:show="embed" xlink:actuate="onLoad" draw:mime-type="image/png"/>
        </draw:frame>
        <draw:frame draw:style-name="gr8" draw:text-style-name="P15" draw:layer="layout" svg:width="36.949cm" svg:height="7.037cm" svg:x="56.888cm" svg:y="118.422cm">
          <draw:image xlink:href="Pictures/10002DEC0000471700000D8B318C38E52DF3B14F.svg" xlink:type="simple" xlink:show="embed" xlink:actuate="onLoad" draw:mime-type="image/svg+xml">
            <text:p/>
          </draw:image>
          <draw:image xlink:href="Pictures/100000010000056000000106A6EFD2379E44C825.png" xlink:type="simple" xlink:show="embed" xlink:actuate="onLoad" draw:mime-type="image/png"/>
        </draw:frame>
        <draw:frame draw:style-name="gr8" draw:text-style-name="P15" draw:layer="layout" svg:width="36.275cm" svg:height="7.09cm" svg:x="6.889cm" svg:y="118.166cm">
          <draw:image xlink:href="Pictures/100023580001AD69000053EFA55720E296418E93.svg" xlink:type="simple" xlink:show="embed" xlink:actuate="onLoad" draw:mime-type="image/svg+xml">
            <text:p/>
          </draw:image>
          <draw:image xlink:href="Pictures/10000001000006400000013989D2E77FA2B6CEA7.png" xlink:type="simple" xlink:show="embed" xlink:actuate="onLoad" draw:mime-type="image/png"/>
        </draw:frame>
        <draw:frame draw:style-name="gr8" draw:text-style-name="P15" draw:layer="layout" svg:width="44.556cm" svg:height="12.787cm" svg:x="7.915cm" svg:y="76.604cm">
          <draw:image xlink:href="Pictures/1000161A000036CA00000FBADFB65E20BF2CD08D.svg" xlink:type="simple" xlink:show="embed" xlink:actuate="onLoad" draw:mime-type="image/svg+xml">
            <text:p/>
          </draw:image>
          <draw:image xlink:href="Pictures/100000010000042400000130C170CF56FD738FD2.png" xlink:type="simple" xlink:show="embed" xlink:actuate="onLoad" draw:mime-type="image/png"/>
        </draw:frame>
        <draw:frame draw:style-name="gr8" draw:text-style-name="P15" draw:layer="layout" svg:width="21.601cm" svg:height="17.628cm" svg:x="63.972cm" svg:y="77.33cm">
          <draw:image xlink:href="Pictures/10000E63000052C90000438F7803CB2A18BEA17E.svg" xlink:type="simple" xlink:show="embed" xlink:actuate="onLoad" draw:mime-type="image/svg+xml">
            <text:p/>
          </draw:image>
          <draw:image xlink:href="Pictures/100000010000030F0000027F5502F365C2380EDC.png" xlink:type="simple" xlink:show="embed" xlink:actuate="onLoad" draw:mime-type="image/png"/>
        </draw:frame>
        <draw:frame draw:style-name="gr8" draw:text-style-name="P15" draw:layer="layout" svg:width="38.813cm" svg:height="13.213cm" svg:x="7.76cm" svg:y="94.321cm">
          <draw:image xlink:href="Pictures/10000000000024E900000C916340ABF0BEC3081C.jpg" xlink:type="simple" xlink:show="embed" xlink:actuate="onLoad" draw:mime-type="image/jpeg">
            <text:p/>
          </draw:image>
        </draw:frame>
        <draw:frame draw:style-name="gr8" draw:text-style-name="P15" draw:layer="layout" svg:width="27.653cm" svg:height="9.419cm" svg:x="60.946cm" svg:y="99.115cm">
          <draw:image xlink:href="Pictures/1000077200001C370000099D6C304212E6C94549.svg" xlink:type="simple" xlink:show="embed" xlink:actuate="onLoad" draw:mime-type="image/svg+xml">
            <text:p/>
          </draw:image>
          <draw:image xlink:href="Pictures/1000000100000222000000BA422581CA9E51A79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 Condensed" svg:font-family="'Open Sans Condensed'" style:font-family-generic="swiss" style:font-pitch="variable"/>
    <style:font-face style:name="Ostrich Sans Bold" svg:font-family="'Ostrich Sans Bold'" style:font-family-generic="swiss" style:font-pitch="variable"/>
    <style:font-face style:name="Ostrich Sans Inline" svg:font-family="'Ostrich Sans Inline'" style:font-family-generic="swiss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3666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00.2cm" fo:page-height="220.2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6-05-09T11:20:41.873667478</meta:creation-date>
    <dc:date>2023-05-26T15:43:11.788688315</dc:date>
    <meta:editing-duration>PT11H27M42S</meta:editing-duration>
    <meta:editing-cycles>116</meta:editing-cycles>
    <meta:generator>LibreOffice/7.4.5.1$Linux_X86_64 LibreOffice_project/40$Build-1</meta:generator>
    <dc:creator>Philippe Teuwen</dc:creator>
    <meta:document-statistic meta:object-count="31"/>
  </office:meta>
</office:document-meta>
</file>